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1.6665in"/>
    </style:style>
    <style:style style:name="co10" style:family="table-column">
      <style:table-column-properties fo:break-before="auto" style:column-width="0.9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debf7" fo:border="0.06pt solid #000000"/>
    </style:style>
    <style:style style:name="ce9" style:family="table-cell" style:parent-style-name="Default">
      <style:table-cell-properties fo:background-color="#ddebf7" fo:border="0.06pt solid #000000"/>
    </style:style>
    <style:style style:name="ce1" style:family="table-cell" style:parent-style-name="Default" style:data-style-name="N0"/>
    <style:style style:name="ce13" style:family="table-cell" style:parent-style-name="Default">
      <style:table-cell-properties fo:background-color="#ddebf7" fo:wrap-option="no-wrap" fo:border="0.06pt solid #000000"/>
    </style:style>
    <style:style style:name="ce3" style:family="table-cell" style:parent-style-name="Default" style:data-style-name="N0">
      <style:table-cell-properties fo:background-color="#e2efda" fo:border="0.06pt solid #000000"/>
    </style:style>
    <style:style style:name="ce18" style:family="table-cell" style:parent-style-name="Default">
      <style:table-cell-properties fo:background-color="#e2efda" fo:border="0.06pt solid #000000"/>
    </style:style>
    <style:style style:name="ce20" style:family="table-cell" style:parent-style-name="Default">
      <style:table-cell-properties fo:background-color="#e2efda" fo:wrap-option="no-wrap" fo:border="0.06pt solid #000000"/>
    </style:style>
    <style:style style:name="ce4" style:family="table-cell" style:parent-style-name="Default" style:data-style-name="N0">
      <style:table-cell-properties fo:background-color="#fff2cc" fo:border="0.06pt solid #000000"/>
    </style:style>
    <style:style style:name="ce24" style:family="table-cell" style:parent-style-name="Default">
      <style:table-cell-properties fo:background-color="#fff2cc" fo:border="0.06pt solid #000000"/>
    </style:style>
    <style:style style:name="ce5" style:family="table-cell" style:parent-style-name="Default" style:data-style-name="N0">
      <style:table-cell-properties fo:border="0.06pt solid #000000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ackground-color="#fce4d6" fo:border="0.06pt solid #000000"/>
    </style:style>
    <style:style style:name="ce29" style:family="table-cell" style:parent-style-name="Default">
      <style:table-cell-properties fo:background-color="#fce4d6" fo:border="0.06pt solid #000000"/>
    </style:style>
    <style:style style:name="ce7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fo:border="0.06pt solid #000000"/>
    </style:style>
    <style:style style:name="ce33" style:family="table-cell" style:parent-style-name="Default" style:data-style-name="N0">
      <style:table-cell-properties fo:background-color="#b4c7d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wahag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4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8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" table:number-columns-repeated="19" table:default-cell-style-name="ce1"/>
        <table:table-row table:style-name="ro1">
          <table:table-cell table:style-name="ce2" office:value-type="string" calcext:value-type="string">
            <text:p>subjectID</text:p>
          </table:table-cell>
          <table:table-cell table:style-name="ce2" office:value-type="string" calcext:value-type="string">
            <text:p>RandomID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strategyX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a_strategy</text:p>
          </table:table-cell>
          <table:table-cell table:style-name="ce4" office:value-type="string" calcext:value-type="string">
            <text:p>score_fluency_1_before_break</text:p>
          </table:table-cell>
          <table:table-cell table:style-name="ce4" office:value-type="string" calcext:value-type="string">
            <text:p>score_originality_1_before_break</text:p>
          </table:table-cell>
          <table:table-cell table:style-name="ce4" office:value-type="string" calcext:value-type="string">
            <text:p>score_flexibility_1_before_break</text:p>
          </table:table-cell>
          <table:table-cell table:style-name="ce4" office:value-type="string" calcext:value-type="string">
            <text:p>score_elaboration_1_before_break</text:p>
          </table:table-cell>
          <table:table-cell table:style-name="ce4" office:value-type="string" calcext:value-type="string">
            <text:p>score_average_1_before_break</text:p>
          </table:table-cell>
          <table:table-cell table:style-name="ce4" office:value-type="string" calcext:value-type="string">
            <text:p>score_fluency_1_after_break</text:p>
          </table:table-cell>
          <table:table-cell table:style-name="ce4" office:value-type="string" calcext:value-type="string">
            <text:p>score_originality_1_after_break</text:p>
          </table:table-cell>
          <table:table-cell table:style-name="ce4" office:value-type="string" calcext:value-type="string">
            <text:p>score_flexibility_1_after_break</text:p>
          </table:table-cell>
          <table:table-cell table:style-name="ce4" office:value-type="string" calcext:value-type="string">
            <text:p>score_elaboration_1_after_break</text:p>
          </table:table-cell>
          <table:table-cell table:style-name="ce4" office:value-type="string" calcext:value-type="string">
            <text:p>score_average_1_after_break</text:p>
          </table:table-cell>
          <table:table-cell table:style-name="ce4" office:value-type="string" calcext:value-type="string">
            <text:p>score_fluency_2_before_break</text:p>
          </table:table-cell>
          <table:table-cell table:style-name="ce4" office:value-type="string" calcext:value-type="string">
            <text:p>score_originality_2_before_break</text:p>
          </table:table-cell>
          <table:table-cell table:style-name="ce4" office:value-type="string" calcext:value-type="string">
            <text:p>score_flexibility_2_before_break</text:p>
          </table:table-cell>
          <table:table-cell table:style-name="ce4" office:value-type="string" calcext:value-type="string">
            <text:p>score_elaboration_2_before_break</text:p>
          </table:table-cell>
          <table:table-cell table:style-name="ce4" office:value-type="string" calcext:value-type="string">
            <text:p>score_average_2_before_break</text:p>
          </table:table-cell>
          <table:table-cell table:style-name="ce4" office:value-type="string" calcext:value-type="string">
            <text:p>score_fluency_2_after_break</text:p>
          </table:table-cell>
          <table:table-cell table:style-name="ce4" office:value-type="string" calcext:value-type="string">
            <text:p>score_originality_2_after_break</text:p>
          </table:table-cell>
          <table:table-cell table:style-name="ce4" office:value-type="string" calcext:value-type="string">
            <text:p>score_flexibility_2_after_break</text:p>
          </table:table-cell>
          <table:table-cell table:style-name="ce4" office:value-type="string" calcext:value-type="string">
            <text:p>score_elaboration_2_after_break</text:p>
          </table:table-cell>
          <table:table-cell table:style-name="ce4" office:value-type="string" calcext:value-type="string">
            <text:p>score_average_2_after_break</text:p>
          </table:table-cell>
          <table:table-cell table:style-name="ce5" office:value-type="string" calcext:value-type="string">
            <text:p>MCQ_run_out_of_ideas</text:p>
          </table:table-cell>
          <table:table-cell table:style-name="ce5" office:value-type="string" calcext:value-type="string">
            <text:p>MCQ_break_positive</text:p>
          </table:table-cell>
          <table:table-cell table:style-name="ce5" office:value-type="string" calcext:value-type="string">
            <text:p>MCQ_used_strategy</text:p>
          </table:table-cell>
          <table:table-cell table:style-name="ce5" office:value-type="string" calcext:value-type="string">
            <text:p>reason_not_used</text:p>
          </table:table-cell>
          <table:table-cell table:style-name="ce5" office:value-type="string" calcext:value-type="string">
            <text:p>MSQ_fluency_after_strategy</text:p>
          </table:table-cell>
          <table:table-cell table:style-name="ce5" office:value-type="string" calcext:value-type="string">
            <text:p>MSQ_originality_after_strategy</text:p>
          </table:table-cell>
          <table:table-cell table:style-name="ce5" office:value-type="string" calcext:value-type="string">
            <text:p>MSQ_flexibility_after_strategy</text:p>
          </table:table-cell>
          <table:table-cell table:style-name="ce5" office:value-type="string" calcext:value-type="string">
            <text:p>MSQ_elaboration_after_strategy</text:p>
          </table:table-cell>
          <table:table-cell table:style-name="ce6" office:value-type="string" calcext:value-type="string">
            <text:p>delta_break1+2</text:p>
          </table:table-cell>
          <table:table-cell table:style-name="ce7" office:value-type="string" calcext:value-type="string">
            <text:p>delta_break2</text:p>
          </table:table-cell>
          <table:table-cell table:style-name="ce7" office:value-type="string" calcext:value-type="string">
            <text:p>frac_break2</text:p>
          </table:table-cell>
          <table:table-cell table:style-name="ce7" office:value-type="string" calcext:value-type="string">
            <text:p>differential_break2</text:p>
          </table:table-cell>
          <table:table-cell table:style-name="ce6" office:value-type="string" calcext:value-type="string">
            <text:p>delta_break2_strategy0</text:p>
          </table:table-cell>
          <table:table-cell table:style-name="ce6" office:value-type="string" calcext:value-type="string">
            <text:p>delta_break2_strategy1+2</text:p>
          </table:table-cell>
          <table:table-cell table:style-name="ce6" office:value-type="string" calcext:value-type="string">
            <text:p>delta_break2_strategy1</text:p>
          </table:table-cell>
          <table:table-cell table:style-name="ce6" office:value-type="string" calcext:value-type="string">
            <text:p>delta_break2_strategy2</text:p>
          </table:table-cell>
          <table:table-cell table:style-name="ce33" office:value-type="string" calcext:value-type="string">
            <text:p>break_positive</text:p>
          </table:table-cell>
          <table:table-cell table:number-columns-repeated="19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21639" calcext:value-type="float">
            <text:p>21639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0.57" calcext:value-type="float">
            <text:p>0.57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28" calcext:value-type="float">
            <text:p>0.28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 office:value-type="float" office:value="0.39" calcext:value-type="float">
            <text:p>0.39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29" calcext:value-type="float">
            <text:p>0.29</text:p>
          </table:table-cell>
          <table:table-cell table:style-name="ce24" office:value-type="float" office:value="0.37" calcext:value-type="float">
            <text:p>0.37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0.68" calcext:value-type="float">
            <text:p>0.68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68" calcext:value-type="float">
            <text:p>0.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0.76" calcext:value-type="float">
            <text:p>0.76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9" table:formula="of:=(([.R2]-[.M2])/[.M2])+(([.AB2]-[.W2])/[.W2])/2*100" office:value-type="float" office:value="25.6851851851852" calcext:value-type="float">
            <text:p>25.6851851851852</text:p>
          </table:table-cell>
          <table:table-cell table:style-name="ce31" table:formula="of:=([.AB2]-[.W2])/[.W2]*100" office:value-type="float" office:value="52" calcext:value-type="float">
            <text:p>52</text:p>
          </table:table-cell>
          <table:table-cell table:style-name="ce31" table:formula="of:=[.AB2]/[.W2]" office:value-type="float" office:value="1.52" calcext:value-type="float">
            <text:p>1.52</text:p>
          </table:table-cell>
          <table:table-cell table:style-name="ce31" table:formula="of:=[.AB2]-[.W2]" office:value-type="float" office:value="0.26" calcext:value-type="float">
            <text:p>0.26</text:p>
          </table:table-cell>
          <table:table-cell table:style-name="ce29" table:formula="of:=IF([.F2]=0;   ([.AB2]-[.W2])/[.W2]*100; 0 )" office:value-type="float" office:value="0" calcext:value-type="float">
            <text:p>0</text:p>
          </table:table-cell>
          <table:table-cell table:style-name="ce29" table:formula="of:=IF([.F2]&gt;0;   ([.AB2]-[.W2])/[.W2]*100; 0 )" office:value-type="float" office:value="52" calcext:value-type="float">
            <text:p>52</text:p>
          </table:table-cell>
          <table:table-cell table:style-name="ce29" table:formula="of:=IF(AND([.F2]&gt;0;[.F2]&lt;4);   ([.AB2]-[.W2])/[.W2]*100; 0 )" office:value-type="float" office:value="52" calcext:value-type="float">
            <text:p>52</text:p>
          </table:table-cell>
          <table:table-cell table:style-name="ce29" table:formula="of:=IF([.F2]&gt;3;   ([.AB2]-[.W2])/[.W2]*100; 0 )" office:value-type="float" office:value="0" calcext:value-type="float">
            <text:p>0</text:p>
          </table:table-cell>
          <table:table-cell table:style-name="ce33" table:formula="of:=IF([.AD2]&gt;2;0;1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34076" calcext:value-type="float">
            <text:p>34076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31" calcext:value-type="float">
            <text:p>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09" calcext:value-type="float">
            <text:p>0.09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29" calcext:value-type="float">
            <text:p>0.29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42" calcext:value-type="float">
            <text:p>0.42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office:value-type="float" office:value="0.24" calcext:value-type="float">
            <text:p>0.24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1" calcext:value-type="float">
            <text:p>0.31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0.67" calcext:value-type="float">
            <text:p>0.67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0.45" calcext:value-type="float">
            <text:p>0.45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9" table:formula="of:=(([.R3]-[.M3])/[.M3])+(([.AB3]-[.W3])/[.W3])/2*100" office:value-type="float" office:value="21.0772058823529" calcext:value-type="float">
            <text:p>21.0772058823529</text:p>
          </table:table-cell>
          <table:table-cell table:style-name="ce31" table:formula="of:=([.AB3]-[.W3])/[.W3]*100" office:value-type="float" office:value="40.625" calcext:value-type="float">
            <text:p>40.625</text:p>
          </table:table-cell>
          <table:table-cell table:style-name="ce31" table:formula="of:=[.AB3]/[.W3]" office:value-type="float" office:value="1.40625" calcext:value-type="float">
            <text:p>1.40625</text:p>
          </table:table-cell>
          <table:table-cell table:style-name="ce31" table:formula="of:=[.AB3]-[.W3]" office:value-type="float" office:value="0.13" calcext:value-type="float">
            <text:p>0.13</text:p>
          </table:table-cell>
          <table:table-cell table:style-name="ce29" table:formula="of:=IF([.F3]=0;   ([.AB3]-[.W3])/[.W3]*100; 0 )" office:value-type="float" office:value="0" calcext:value-type="float">
            <text:p>0</text:p>
          </table:table-cell>
          <table:table-cell table:style-name="ce29" table:formula="of:=IF([.F3]&gt;0;   ([.AB3]-[.W3])/[.W3]*100; 0 )" office:value-type="float" office:value="40.625" calcext:value-type="float">
            <text:p>40.625</text:p>
          </table:table-cell>
          <table:table-cell table:style-name="ce29" table:formula="of:=IF(AND([.F3]&gt;0;[.F3]&lt;4);   ([.AB3]-[.W3])/[.W3]*100; 0 )" office:value-type="float" office:value="0" calcext:value-type="float">
            <text:p>0</text:p>
          </table:table-cell>
          <table:table-cell table:style-name="ce29" table:formula="of:=IF([.F3]&gt;3;   ([.AB3]-[.W3])/[.W3]*100; 0 )" office:value-type="float" office:value="40.625" calcext:value-type="float">
            <text:p>40.625</text:p>
          </table:table-cell>
          <table:table-cell table:style-name="ce33" table:formula="of:=IF([.AD3]&gt;2;0;1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float" office:value="74601" calcext:value-type="float">
            <text:p>74601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float" office:value="46" calcext:value-type="float">
            <text:p>46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29" calcext:value-type="float">
            <text:p>0.29</text:p>
          </table:table-cell>
          <table:table-cell table:style-name="ce24" office:value-type="float" office:value="0.63" calcext:value-type="float">
            <text:p>0.63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29" calcext:value-type="float">
            <text:p>0.29</text:p>
          </table:table-cell>
          <table:table-cell table:style-name="ce24" office:value-type="float" office:value="0.49" calcext:value-type="float">
            <text:p>0.49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0.45" calcext:value-type="float">
            <text:p>0.45</text:p>
          </table:table-cell>
          <table:table-cell table:number-columns-repeated="2" table:style-name="ce24" office:value-type="float" office:value="0.44" calcext:value-type="float">
            <text:p>0.44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37" calcext:value-type="float">
            <text:p>0.37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9" calcext:value-type="float">
            <text:p>0.39</text:p>
          </table:table-cell>
          <table:table-cell table:style-name="ce24" office:value-type="float" office:value="0.88" calcext:value-type="float">
            <text:p>0.88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9" calcext:value-type="float">
            <text:p>0.29</text:p>
          </table:table-cell>
          <table:table-cell table:style-name="ce24" office:value-type="float" office:value="0.52" calcext:value-type="float">
            <text:p>0.5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9" table:formula="of:=(([.R4]-[.M4])/[.M4])+(([.AB4]-[.W4])/[.W4])/2*100" office:value-type="float" office:value="1.91836734693878" calcext:value-type="float">
            <text:p>1.91836734693878</text:p>
          </table:table-cell>
          <table:table-cell table:style-name="ce31" table:formula="of:=([.AB4]-[.W4])/[.W4]*100" office:value-type="float" office:value="4" calcext:value-type="float">
            <text:p>4</text:p>
          </table:table-cell>
          <table:table-cell table:style-name="ce31" table:formula="of:=[.AB4]/[.W4]" office:value-type="float" office:value="1.04" calcext:value-type="float">
            <text:p>1.04</text:p>
          </table:table-cell>
          <table:table-cell table:style-name="ce31" table:formula="of:=[.AB4]-[.W4]" office:value-type="float" office:value="0.02" calcext:value-type="float">
            <text:p>0.02</text:p>
          </table:table-cell>
          <table:table-cell table:style-name="ce29" table:formula="of:=IF([.F4]=0;   ([.AB4]-[.W4])/[.W4]*100; 0 )" office:value-type="float" office:value="0" calcext:value-type="float">
            <text:p>0</text:p>
          </table:table-cell>
          <table:table-cell table:style-name="ce29" table:formula="of:=IF([.F4]&gt;0;   ([.AB4]-[.W4])/[.W4]*100; 0 )" office:value-type="float" office:value="4" calcext:value-type="float">
            <text:p>4</text:p>
          </table:table-cell>
          <table:table-cell table:style-name="ce29" table:formula="of:=IF(AND([.F4]&gt;0;[.F4]&lt;4);   ([.AB4]-[.W4])/[.W4]*100; 0 )" office:value-type="float" office:value="0" calcext:value-type="float">
            <text:p>0</text:p>
          </table:table-cell>
          <table:table-cell table:style-name="ce29" table:formula="of:=IF([.F4]&gt;3;   ([.AB4]-[.W4])/[.W4]*100; 0 )" office:value-type="float" office:value="4" calcext:value-type="float">
            <text:p>4</text:p>
          </table:table-cell>
          <table:table-cell table:style-name="ce33" table:formula="of:=IF([.AD4]&gt;2;0;1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11242" calcext:value-type="float">
            <text:p>11242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 office:value-type="float" office:value="0.33" calcext:value-type="float">
            <text:p>0.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7" calcext:value-type="float">
            <text:p>0.27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34" calcext:value-type="float">
            <text:p>0.34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63" calcext:value-type="float">
            <text:p>0.63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0.37" calcext:value-type="float">
            <text:p>0.37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0.33" calcext:value-type="float">
            <text:p>0.33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59" calcext:value-type="float">
            <text:p>0.5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9" table:formula="of:=(([.R5]-[.M5])/[.M5])+(([.AB5]-[.W5])/[.W5])/2*100" office:value-type="float" office:value="7.5838779956427" calcext:value-type="float">
            <text:p>7.5838779956427</text:p>
          </table:table-cell>
          <table:table-cell table:style-name="ce31" table:formula="of:=([.AB5]-[.W5])/[.W5]*100" office:value-type="float" office:value="15.6862745098039" calcext:value-type="float">
            <text:p>15.6862745098039</text:p>
          </table:table-cell>
          <table:table-cell table:style-name="ce31" table:formula="of:=[.AB5]/[.W5]" office:value-type="float" office:value="1.15686274509804" calcext:value-type="float">
            <text:p>1.15686274509804</text:p>
          </table:table-cell>
          <table:table-cell table:style-name="ce31" table:formula="of:=[.AB5]-[.W5]" office:value-type="float" office:value="0.08" calcext:value-type="float">
            <text:p>0.08</text:p>
          </table:table-cell>
          <table:table-cell table:style-name="ce29" table:formula="of:=IF([.F5]=0;   ([.AB5]-[.W5])/[.W5]*100; 0 )" office:value-type="float" office:value="15.6862745098039" calcext:value-type="float">
            <text:p>15.6862745098039</text:p>
          </table:table-cell>
          <table:table-cell table:style-name="ce29" table:formula="of:=IF([.F5]&gt;0;   ([.AB5]-[.W5])/[.W5]*100; 0 )" office:value-type="float" office:value="0" calcext:value-type="float">
            <text:p>0</text:p>
          </table:table-cell>
          <table:table-cell table:style-name="ce29" table:formula="of:=IF(AND([.F5]&gt;0;[.F5]&lt;4);   ([.AB5]-[.W5])/[.W5]*100; 0 )" office:value-type="float" office:value="0" calcext:value-type="float">
            <text:p>0</text:p>
          </table:table-cell>
          <table:table-cell table:style-name="ce29" table:formula="of:=IF([.F5]&gt;3;   ([.AB5]-[.W5])/[.W5]*100; 0 )" office:value-type="float" office:value="0" calcext:value-type="float">
            <text:p>0</text:p>
          </table:table-cell>
          <table:table-cell table:style-name="ce33" table:formula="of:=IF([.AD5]&gt;2;0;1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86525" calcext:value-type="float">
            <text:p>86525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office:value-type="float" office:value="0.65" calcext:value-type="float">
            <text:p>0.65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0.49" calcext:value-type="float">
            <text:p>0.49</text:p>
          </table:table-cell>
          <table:table-cell table:style-name="ce24" office:value-type="float" office:value="0.28" calcext:value-type="float">
            <text:p>0.28</text:p>
          </table:table-cell>
          <table:table-cell table:style-name="ce24" office:value-type="float" office:value="0.74" calcext:value-type="float">
            <text:p>0.74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0.48" calcext:value-type="float">
            <text:p>0.48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69" calcext:value-type="float">
            <text:p>0.69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42" calcext:value-type="float">
            <text:p>0.4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9" table:formula="of:=(([.R6]-[.M6])/[.M6])+(([.AB6]-[.W6])/[.W6])/2*100" office:value-type="float" office:value="19.9795918367347" calcext:value-type="float">
            <text:p>19.9795918367347</text:p>
          </table:table-cell>
          <table:table-cell table:style-name="ce31" table:formula="of:=([.AB6]-[.W6])/[.W6]*100" office:value-type="float" office:value="40" calcext:value-type="float">
            <text:p>40</text:p>
          </table:table-cell>
          <table:table-cell table:style-name="ce31" table:formula="of:=[.AB6]/[.W6]" office:value-type="float" office:value="1.4" calcext:value-type="float">
            <text:p>1.4</text:p>
          </table:table-cell>
          <table:table-cell table:style-name="ce31" table:formula="of:=[.AB6]-[.W6]" office:value-type="float" office:value="0.12" calcext:value-type="float">
            <text:p>0.12</text:p>
          </table:table-cell>
          <table:table-cell table:style-name="ce29" table:formula="of:=IF([.F6]=0;   ([.AB6]-[.W6])/[.W6]*100; 0 )" office:value-type="float" office:value="0" calcext:value-type="float">
            <text:p>0</text:p>
          </table:table-cell>
          <table:table-cell table:style-name="ce29" table:formula="of:=IF([.F6]&gt;0;   ([.AB6]-[.W6])/[.W6]*100; 0 )" office:value-type="float" office:value="40" calcext:value-type="float">
            <text:p>40</text:p>
          </table:table-cell>
          <table:table-cell table:style-name="ce29" table:formula="of:=IF(AND([.F6]&gt;0;[.F6]&lt;4);   ([.AB6]-[.W6])/[.W6]*100; 0 )" office:value-type="float" office:value="0" calcext:value-type="float">
            <text:p>0</text:p>
          </table:table-cell>
          <table:table-cell table:style-name="ce29" table:formula="of:=IF([.F6]&gt;3;   ([.AB6]-[.W6])/[.W6]*100; 0 )" office:value-type="float" office:value="40" calcext:value-type="float">
            <text:p>40</text:p>
          </table:table-cell>
          <table:table-cell table:style-name="ce33" table:formula="of:=IF([.AD6]&gt;2;0;1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67093" calcext:value-type="float">
            <text:p>67093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38" calcext:value-type="float">
            <text:p>0.38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34" calcext:value-type="float">
            <text:p>0.34</text:p>
          </table:table-cell>
          <table:table-cell table:style-name="ce24" office:value-type="float" office:value="0.62" calcext:value-type="float">
            <text:p>0.62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33" calcext:value-type="float">
            <text:p>0.33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0.35" calcext:value-type="float">
            <text:p>0.35</text:p>
          </table:table-cell>
          <table:table-cell table:number-columns-repeated="2" table:style-name="ce24" office:value-type="float" office:value="0.25" calcext:value-type="float">
            <text:p>0.25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2" table:style-name="ce24" office:value-type="float" office:value="0.33" calcext:value-type="float">
            <text:p>0.33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0.47" calcext:value-type="float">
            <text:p>0.47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0.39" calcext:value-type="float">
            <text:p>0.3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9" table:formula="of:=(([.R7]-[.M7])/[.M7])+(([.AB7]-[.W7])/[.W7])/2*100" office:value-type="float" office:value="8.65542521994135" calcext:value-type="float">
            <text:p>8.65542521994135</text:p>
          </table:table-cell>
          <table:table-cell table:style-name="ce31" table:formula="of:=([.AB7]-[.W7])/[.W7]*100" office:value-type="float" office:value="18.1818181818182" calcext:value-type="float">
            <text:p>18.1818181818182</text:p>
          </table:table-cell>
          <table:table-cell table:style-name="ce31" table:formula="of:=[.AB7]/[.W7]" office:value-type="float" office:value="1.18181818181818" calcext:value-type="float">
            <text:p>1.18181818181818</text:p>
          </table:table-cell>
          <table:table-cell table:style-name="ce31" table:formula="of:=[.AB7]-[.W7]" office:value-type="float" office:value="0.06" calcext:value-type="float">
            <text:p>0.06</text:p>
          </table:table-cell>
          <table:table-cell table:style-name="ce29" table:formula="of:=IF([.F7]=0;   ([.AB7]-[.W7])/[.W7]*100; 0 )" office:value-type="float" office:value="0" calcext:value-type="float">
            <text:p>0</text:p>
          </table:table-cell>
          <table:table-cell table:style-name="ce29" table:formula="of:=IF([.F7]&gt;0;   ([.AB7]-[.W7])/[.W7]*100; 0 )" office:value-type="float" office:value="18.1818181818182" calcext:value-type="float">
            <text:p>18.1818181818182</text:p>
          </table:table-cell>
          <table:table-cell table:style-name="ce29" table:formula="of:=IF(AND([.F7]&gt;0;[.F7]&lt;4);   ([.AB7]-[.W7])/[.W7]*100; 0 )" office:value-type="float" office:value="0" calcext:value-type="float">
            <text:p>0</text:p>
          </table:table-cell>
          <table:table-cell table:style-name="ce29" table:formula="of:=IF([.F7]&gt;3;   ([.AB7]-[.W7])/[.W7]*100; 0 )" office:value-type="float" office:value="18.1818181818182" calcext:value-type="float">
            <text:p>18.1818181818182</text:p>
          </table:table-cell>
          <table:table-cell table:style-name="ce33" table:formula="of:=IF([.AD7]&gt;2;0;1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54406" calcext:value-type="float">
            <text:p>54406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62" calcext:value-type="float">
            <text:p>6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41" calcext:value-type="float">
            <text:p>0.4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44" calcext:value-type="float">
            <text:p>0.44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0.33" calcext:value-type="float">
            <text:p>0.33</text:p>
          </table:table-cell>
          <table:table-cell table:style-name="ce24" office:value-type="float" office:value="0.49" calcext:value-type="float">
            <text:p>0.49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1" calcext:value-type="float">
            <text:p>0.31</text:p>
          </table:table-cell>
          <table:table-cell table:style-name="ce24" office:value-type="float" office:value="0.41" calcext:value-type="float">
            <text:p>0.41</text:p>
          </table:table-cell>
          <table:table-cell table:style-name="ce24" office:value-type="float" office:value="0.28" calcext:value-type="float">
            <text:p>0.28</text:p>
          </table:table-cell>
          <table:table-cell table:style-name="ce24" office:value-type="float" office:value="0.37" calcext:value-type="float">
            <text:p>0.37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45" calcext:value-type="float">
            <text:p>0.4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9" table:formula="of:=(([.R8]-[.M8])/[.M8])+(([.AB8]-[.W8])/[.W8])/2*100" office:value-type="float" office:value="4.90662020905923" calcext:value-type="float">
            <text:p>4.90662020905923</text:p>
          </table:table-cell>
          <table:table-cell table:style-name="ce31" table:formula="of:=([.AB8]-[.W8])/[.W8]*100" office:value-type="float" office:value="9.7560975609756" calcext:value-type="float">
            <text:p>9.7560975609756</text:p>
          </table:table-cell>
          <table:table-cell table:style-name="ce31" table:formula="of:=[.AB8]/[.W8]" office:value-type="float" office:value="1.09756097560976" calcext:value-type="float">
            <text:p>1.09756097560976</text:p>
          </table:table-cell>
          <table:table-cell table:style-name="ce31" table:formula="of:=[.AB8]-[.W8]" office:value-type="float" office:value="0.04" calcext:value-type="float">
            <text:p>0.04</text:p>
          </table:table-cell>
          <table:table-cell table:style-name="ce29" table:formula="of:=IF([.F8]=0;   ([.AB8]-[.W8])/[.W8]*100; 0 )" office:value-type="float" office:value="0" calcext:value-type="float">
            <text:p>0</text:p>
          </table:table-cell>
          <table:table-cell table:style-name="ce29" table:formula="of:=IF([.F8]&gt;0;   ([.AB8]-[.W8])/[.W8]*100; 0 )" office:value-type="float" office:value="9.7560975609756" calcext:value-type="float">
            <text:p>9.7560975609756</text:p>
          </table:table-cell>
          <table:table-cell table:style-name="ce29" table:formula="of:=IF(AND([.F8]&gt;0;[.F8]&lt;4);   ([.AB8]-[.W8])/[.W8]*100; 0 )" office:value-type="float" office:value="0" calcext:value-type="float">
            <text:p>0</text:p>
          </table:table-cell>
          <table:table-cell table:style-name="ce29" table:formula="of:=IF([.F8]&gt;3;   ([.AB8]-[.W8])/[.W8]*100; 0 )" office:value-type="float" office:value="9.7560975609756" calcext:value-type="float">
            <text:p>9.7560975609756</text:p>
          </table:table-cell>
          <table:table-cell table:style-name="ce33" table:formula="of:=IF([.AD8]&gt;2;0;1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92953" calcext:value-type="float">
            <text:p>92953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4" office:value-type="float" office:value="0.83" calcext:value-type="float">
            <text:p>0.83</text:p>
          </table:table-cell>
          <table:table-cell table:style-name="ce24" office:value-type="float" office:value="0.55" calcext:value-type="float">
            <text:p>0.55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7" calcext:value-type="float">
            <text:p>0.27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office:value-type="float" office:value="0.81" calcext:value-type="float">
            <text:p>0.8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43" calcext:value-type="float">
            <text:p>0.43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42" calcext:value-type="float">
            <text:p>0.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0.29" calcext:value-type="float">
            <text:p>0.29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4" calcext:value-type="float">
            <text:p>0.24</text:p>
          </table:table-cell>
          <table:table-cell table:style-name="ce24" office:value-type="float" office:value="0.39" calcext:value-type="float">
            <text:p>0.3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9" table:formula="of:=(([.R9]-[.M9])/[.M9])+(([.AB9]-[.W9])/[.W9])/2*100" office:value-type="float" office:value="-13.411250873515" calcext:value-type="float">
            <text:p>-13.411250873515</text:p>
          </table:table-cell>
          <table:table-cell table:style-name="ce31" table:formula="of:=([.AB9]-[.W9])/[.W9]*100" office:value-type="float" office:value="-26.4150943396226" calcext:value-type="float">
            <text:p>-26.4150943396226</text:p>
          </table:table-cell>
          <table:table-cell table:style-name="ce31" table:formula="of:=[.AB9]/[.W9]" office:value-type="float" office:value="0.735849056603773" calcext:value-type="float">
            <text:p>0.735849056603773</text:p>
          </table:table-cell>
          <table:table-cell table:style-name="ce31" table:formula="of:=[.AB9]-[.W9]" office:value-type="float" office:value="-0.14" calcext:value-type="float">
            <text:p>-0.14</text:p>
          </table:table-cell>
          <table:table-cell table:style-name="ce29" table:formula="of:=IF([.F9]=0;   ([.AB9]-[.W9])/[.W9]*100; 0 )" office:value-type="float" office:value="0" calcext:value-type="float">
            <text:p>0</text:p>
          </table:table-cell>
          <table:table-cell table:style-name="ce29" table:formula="of:=IF([.F9]&gt;0;   ([.AB9]-[.W9])/[.W9]*100; 0 )" office:value-type="float" office:value="-26.4150943396226" calcext:value-type="float">
            <text:p>-26.4150943396226</text:p>
          </table:table-cell>
          <table:table-cell table:style-name="ce29" table:formula="of:=IF(AND([.F9]&gt;0;[.F9]&lt;4);   ([.AB9]-[.W9])/[.W9]*100; 0 )" office:value-type="float" office:value="-26.4150943396226" calcext:value-type="float">
            <text:p>-26.4150943396226</text:p>
          </table:table-cell>
          <table:table-cell table:style-name="ce29" table:formula="of:=IF([.F9]&gt;3;   ([.AB9]-[.W9])/[.W9]*100; 0 )" office:value-type="float" office:value="0" calcext:value-type="float">
            <text:p>0</text:p>
          </table:table-cell>
          <table:table-cell table:style-name="ce33" table:formula="of:=IF([.AD9]&gt;2;0;1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27310" calcext:value-type="float">
            <text:p>27310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4" office:value-type="float" office:value="0.33" calcext:value-type="float">
            <text:p>0.33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31" calcext:value-type="float">
            <text:p>0.31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24" calcext:value-type="float">
            <text:p>0.24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8" calcext:value-type="float">
            <text:p>0.38</text:p>
          </table:table-cell>
          <table:table-cell table:style-name="ce24" office:value-type="float" office:value="0.31" calcext:value-type="float">
            <text:p>0.31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63" calcext:value-type="float">
            <text:p>0.63</text:p>
          </table:table-cell>
          <table:table-cell table:style-name="ce24" office:value-type="float" office:value="0.37" calcext:value-type="float">
            <text:p>0.3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9" table:formula="of:=(([.R10]-[.M10])/[.M10])+(([.AB10]-[.W10])/[.W10])/2*100" office:value-type="float" office:value="-3.86428571428572" calcext:value-type="float">
            <text:p>-3.86428571428572</text:p>
          </table:table-cell>
          <table:table-cell table:style-name="ce31" table:formula="of:=([.AB10]-[.W10])/[.W10]*100" office:value-type="float" office:value="-7.50000000000001" calcext:value-type="float">
            <text:p>-7.50000000000001</text:p>
          </table:table-cell>
          <table:table-cell table:style-name="ce31" table:formula="of:=[.AB10]/[.W10]" office:value-type="float" office:value="0.925" calcext:value-type="float">
            <text:p>0.925</text:p>
          </table:table-cell>
          <table:table-cell table:style-name="ce31" table:formula="of:=[.AB10]-[.W10]" office:value-type="float" office:value="-0.03" calcext:value-type="float">
            <text:p>-0.03</text:p>
          </table:table-cell>
          <table:table-cell table:style-name="ce29" table:formula="of:=IF([.F10]=0;   ([.AB10]-[.W10])/[.W10]*100; 0 )" office:value-type="float" office:value="-7.50000000000001" calcext:value-type="float">
            <text:p>-7.50000000000001</text:p>
          </table:table-cell>
          <table:table-cell table:style-name="ce29" table:formula="of:=IF([.F10]&gt;0;   ([.AB10]-[.W10])/[.W10]*100; 0 )" office:value-type="float" office:value="0" calcext:value-type="float">
            <text:p>0</text:p>
          </table:table-cell>
          <table:table-cell table:style-name="ce29" table:formula="of:=IF(AND([.F10]&gt;0;[.F10]&lt;4);   ([.AB10]-[.W10])/[.W10]*100; 0 )" office:value-type="float" office:value="0" calcext:value-type="float">
            <text:p>0</text:p>
          </table:table-cell>
          <table:table-cell table:style-name="ce29" table:formula="of:=IF([.F10]&gt;3;   ([.AB10]-[.W10])/[.W10]*100; 0 )" office:value-type="float" office:value="0" calcext:value-type="float">
            <text:p>0</text:p>
          </table:table-cell>
          <table:table-cell table:style-name="ce33" table:formula="of:=IF([.AD10]&gt;2;0;1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33405" calcext:value-type="float">
            <text:p>33405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3" calcext:value-type="float">
            <text:p>0.23</text:p>
          </table:table-cell>
          <table:table-cell table:style-name="ce24" office:value-type="float" office:value="0.31" calcext:value-type="float">
            <text:p>0.31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69" calcext:value-type="float">
            <text:p>0.69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29" calcext:value-type="float">
            <text:p>0.29</text:p>
          </table:table-cell>
          <table:table-cell table:style-name="ce24" office:value-type="float" office:value="0.34" calcext:value-type="float">
            <text:p>0.34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0.26" calcext:value-type="float">
            <text:p>0.26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0.4" calcext:value-type="float">
            <text:p>0.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9" table:formula="of:=(([.R11]-[.M11])/[.M11])+(([.AB11]-[.W11])/[.W11])/2*100" office:value-type="float" office:value="12.5967741935484" calcext:value-type="float">
            <text:p>12.5967741935484</text:p>
          </table:table-cell>
          <table:table-cell table:style-name="ce31" table:formula="of:=([.AB11]-[.W11])/[.W11]*100" office:value-type="float" office:value="25" calcext:value-type="float">
            <text:p>25</text:p>
          </table:table-cell>
          <table:table-cell table:style-name="ce31" table:formula="of:=[.AB11]/[.W11]" office:value-type="float" office:value="1.25" calcext:value-type="float">
            <text:p>1.25</text:p>
          </table:table-cell>
          <table:table-cell table:style-name="ce31" table:formula="of:=[.AB11]-[.W11]" office:value-type="float" office:value="0.08" calcext:value-type="float">
            <text:p>0.08</text:p>
          </table:table-cell>
          <table:table-cell table:style-name="ce29" table:formula="of:=IF([.F11]=0;   ([.AB11]-[.W11])/[.W11]*100; 0 )" office:value-type="float" office:value="0" calcext:value-type="float">
            <text:p>0</text:p>
          </table:table-cell>
          <table:table-cell table:style-name="ce29" table:formula="of:=IF([.F11]&gt;0;   ([.AB11]-[.W11])/[.W11]*100; 0 )" office:value-type="float" office:value="25" calcext:value-type="float">
            <text:p>25</text:p>
          </table:table-cell>
          <table:table-cell table:style-name="ce29" table:formula="of:=IF(AND([.F11]&gt;0;[.F11]&lt;4);   ([.AB11]-[.W11])/[.W11]*100; 0 )" office:value-type="float" office:value="0" calcext:value-type="float">
            <text:p>0</text:p>
          </table:table-cell>
          <table:table-cell table:style-name="ce29" table:formula="of:=IF([.F11]&gt;3;   ([.AB11]-[.W11])/[.W11]*100; 0 )" office:value-type="float" office:value="25" calcext:value-type="float">
            <text:p>25</text:p>
          </table:table-cell>
          <table:table-cell table:style-name="ce33" table:formula="of:=IF([.AD11]&gt;2;0;1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95948" calcext:value-type="float">
            <text:p>95948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43" calcext:value-type="float">
            <text:p>4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48" calcext:value-type="float">
            <text:p>0.48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27" calcext:value-type="float">
            <text:p>0.27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office:value-type="float" office:value="0.68" calcext:value-type="float">
            <text:p>0.68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 office:value-type="float" office:value="0.52" calcext:value-type="float">
            <text:p>0.52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4" calcext:value-type="float">
            <text:p>0.24</text:p>
          </table:table-cell>
          <table:table-cell table:style-name="ce24" office:value-type="float" office:value="0.45" calcext:value-type="float">
            <text:p>0.45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4" calcext:value-type="float">
            <text:p>0.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9" table:formula="of:=(([.R12]-[.M12])/[.M12])+(([.AB12]-[.W12])/[.W12])/2*100" office:value-type="float" office:value="-5.75555555555555" calcext:value-type="float">
            <text:p>-5.75555555555555</text:p>
          </table:table-cell>
          <table:table-cell table:style-name="ce31" table:formula="of:=([.AB12]-[.W12])/[.W12]*100" office:value-type="float" office:value="-11.1111111111111" calcext:value-type="float">
            <text:p>-11.1111111111111</text:p>
          </table:table-cell>
          <table:table-cell table:style-name="ce31" table:formula="of:=[.AB12]/[.W12]" office:value-type="float" office:value="0.888888888888889" calcext:value-type="float">
            <text:p>0.888888888888889</text:p>
          </table:table-cell>
          <table:table-cell table:style-name="ce31" table:formula="of:=[.AB12]-[.W12]" office:value-type="float" office:value="-0.05" calcext:value-type="float">
            <text:p>-0.05</text:p>
          </table:table-cell>
          <table:table-cell table:style-name="ce29" table:formula="of:=IF([.F12]=0;   ([.AB12]-[.W12])/[.W12]*100; 0 )" office:value-type="float" office:value="0" calcext:value-type="float">
            <text:p>0</text:p>
          </table:table-cell>
          <table:table-cell table:style-name="ce29" table:formula="of:=IF([.F12]&gt;0;   ([.AB12]-[.W12])/[.W12]*100; 0 )" office:value-type="float" office:value="-11.1111111111111" calcext:value-type="float">
            <text:p>-11.1111111111111</text:p>
          </table:table-cell>
          <table:table-cell table:style-name="ce29" table:formula="of:=IF(AND([.F12]&gt;0;[.F12]&lt;4);   ([.AB12]-[.W12])/[.W12]*100; 0 )" office:value-type="float" office:value="0" calcext:value-type="float">
            <text:p>0</text:p>
          </table:table-cell>
          <table:table-cell table:style-name="ce29" table:formula="of:=IF([.F12]&gt;3;   ([.AB12]-[.W12])/[.W12]*100; 0 )" office:value-type="float" office:value="-11.1111111111111" calcext:value-type="float">
            <text:p>-11.1111111111111</text:p>
          </table:table-cell>
          <table:table-cell table:style-name="ce33" table:formula="of:=IF([.AD12]&gt;2;0;1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91114" calcext:value-type="float">
            <text:p>91114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24" office:value-type="float" office:value="0.44" calcext:value-type="float">
            <text:p>0.44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0.47" calcext:value-type="float">
            <text:p>0.47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72" calcext:value-type="float">
            <text:p>0.72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45" calcext:value-type="float">
            <text:p>0.45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8" calcext:value-type="float">
            <text:p>0.5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9" table:formula="of:=(([.R13]-[.M13])/[.M13])+(([.AB13]-[.W13])/[.W13])/2*100" office:value-type="float" office:value="13.3413506012951" calcext:value-type="float">
            <text:p>13.3413506012951</text:p>
          </table:table-cell>
          <table:table-cell table:style-name="ce31" table:formula="of:=([.AB13]-[.W13])/[.W13]*100" office:value-type="float" office:value="26.0869565217391" calcext:value-type="float">
            <text:p>26.0869565217391</text:p>
          </table:table-cell>
          <table:table-cell table:style-name="ce31" table:formula="of:=[.AB13]/[.W13]" office:value-type="float" office:value="1.26086956521739" calcext:value-type="float">
            <text:p>1.26086956521739</text:p>
          </table:table-cell>
          <table:table-cell table:style-name="ce31" table:formula="of:=[.AB13]-[.W13]" office:value-type="float" office:value="0.12" calcext:value-type="float">
            <text:p>0.12</text:p>
          </table:table-cell>
          <table:table-cell table:style-name="ce29" table:formula="of:=IF([.F13]=0;   ([.AB13]-[.W13])/[.W13]*100; 0 )" office:value-type="float" office:value="0" calcext:value-type="float">
            <text:p>0</text:p>
          </table:table-cell>
          <table:table-cell table:style-name="ce29" table:formula="of:=IF([.F13]&gt;0;   ([.AB13]-[.W13])/[.W13]*100; 0 )" office:value-type="float" office:value="26.0869565217391" calcext:value-type="float">
            <text:p>26.0869565217391</text:p>
          </table:table-cell>
          <table:table-cell table:style-name="ce29" table:formula="of:=IF(AND([.F13]&gt;0;[.F13]&lt;4);   ([.AB13]-[.W13])/[.W13]*100; 0 )" office:value-type="float" office:value="26.0869565217391" calcext:value-type="float">
            <text:p>26.0869565217391</text:p>
          </table:table-cell>
          <table:table-cell table:style-name="ce29" table:formula="of:=IF([.F13]&gt;3;   ([.AB13]-[.W13])/[.W13]*100; 0 )" office:value-type="float" office:value="0" calcext:value-type="float">
            <text:p>0</text:p>
          </table:table-cell>
          <table:table-cell table:style-name="ce33" table:formula="of:=IF([.AD13]&gt;2;0;1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65587" calcext:value-type="float">
            <text:p>65587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45" calcext:value-type="float">
            <text:p>4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4" office:value-type="float" office:value="0.29" calcext:value-type="float">
            <text:p>0.29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41" calcext:value-type="float">
            <text:p>0.41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37" calcext:value-type="float">
            <text:p>0.37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0.63" calcext:value-type="float">
            <text:p>0.63</text:p>
          </table:table-cell>
          <table:table-cell table:style-name="ce24" office:value-type="float" office:value="0.39" calcext:value-type="float">
            <text:p>0.39</text:p>
          </table:table-cell>
          <table:table-cell table:style-name="ce24" office:value-type="float" office:value="0.68" calcext:value-type="float">
            <text:p>0.68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49" calcext:value-type="float">
            <text:p>0.49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29" table:formula="of:=(([.R14]-[.M14])/[.M14])+(([.AB14]-[.W14])/[.W14])/2*100" office:value-type="float" office:value="-11.3180076628353" calcext:value-type="float">
            <text:p>-11.3180076628353</text:p>
          </table:table-cell>
          <table:table-cell table:style-name="ce31" table:formula="of:=([.AB14]-[.W14])/[.W14]*100" office:value-type="float" office:value="-22.2222222222222" calcext:value-type="float">
            <text:p>-22.2222222222222</text:p>
          </table:table-cell>
          <table:table-cell table:style-name="ce31" table:formula="of:=[.AB14]/[.W14]" office:value-type="float" office:value="0.777777777777778" calcext:value-type="float">
            <text:p>0.777777777777778</text:p>
          </table:table-cell>
          <table:table-cell table:style-name="ce31" table:formula="of:=[.AB14]-[.W14]" office:value-type="float" office:value="-0.14" calcext:value-type="float">
            <text:p>-0.14</text:p>
          </table:table-cell>
          <table:table-cell table:style-name="ce29" table:formula="of:=IF([.F14]=0;   ([.AB14]-[.W14])/[.W14]*100; 0 )" office:value-type="float" office:value="0" calcext:value-type="float">
            <text:p>0</text:p>
          </table:table-cell>
          <table:table-cell table:style-name="ce29" table:formula="of:=IF([.F14]&gt;0;   ([.AB14]-[.W14])/[.W14]*100; 0 )" office:value-type="float" office:value="-22.2222222222222" calcext:value-type="float">
            <text:p>-22.2222222222222</text:p>
          </table:table-cell>
          <table:table-cell table:style-name="ce29" table:formula="of:=IF(AND([.F14]&gt;0;[.F14]&lt;4);   ([.AB14]-[.W14])/[.W14]*100; 0 )" office:value-type="float" office:value="-22.2222222222222" calcext:value-type="float">
            <text:p>-22.2222222222222</text:p>
          </table:table-cell>
          <table:table-cell table:style-name="ce29" table:formula="of:=IF([.F14]&gt;3;   ([.AB14]-[.W14])/[.W14]*100; 0 )" office:value-type="float" office:value="0" calcext:value-type="float">
            <text:p>0</text:p>
          </table:table-cell>
          <table:table-cell table:style-name="ce33" table:formula="of:=IF([.AD14]&gt;2;0;1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67583" calcext:value-type="float">
            <text:p>67583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39" calcext:value-type="float">
            <text:p>0.39</text:p>
          </table:table-cell>
          <table:table-cell table:style-name="ce24" office:value-type="float" office:value="0.33" calcext:value-type="float">
            <text:p>0.33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26" calcext:value-type="float">
            <text:p>0.26</text:p>
          </table:table-cell>
          <table:table-cell table:style-name="ce24" office:value-type="float" office:value="0.43" calcext:value-type="float">
            <text:p>0.43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63" calcext:value-type="float">
            <text:p>0.63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45" calcext:value-type="float">
            <text:p>0.45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66" calcext:value-type="float">
            <text:p>0.66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6" calcext:value-type="float">
            <text:p>0.26</text:p>
          </table:table-cell>
          <table:table-cell table:style-name="ce24" office:value-type="float" office:value="0.41" calcext:value-type="float">
            <text:p>0.4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29" table:formula="of:=(([.R15]-[.M15])/[.M15])+(([.AB15]-[.W15])/[.W15])/2*100" office:value-type="float" office:value="-13.3463455149502" calcext:value-type="float">
            <text:p>-13.3463455149502</text:p>
          </table:table-cell>
          <table:table-cell table:style-name="ce31" table:formula="of:=([.AB15]-[.W15])/[.W15]*100" office:value-type="float" office:value="-26.7857142857143" calcext:value-type="float">
            <text:p>-26.7857142857143</text:p>
          </table:table-cell>
          <table:table-cell table:style-name="ce31" table:formula="of:=[.AB15]/[.W15]" office:value-type="float" office:value="0.732142857142857" calcext:value-type="float">
            <text:p>0.732142857142857</text:p>
          </table:table-cell>
          <table:table-cell table:style-name="ce31" table:formula="of:=[.AB15]-[.W15]" office:value-type="float" office:value="-0.15" calcext:value-type="float">
            <text:p>-0.15</text:p>
          </table:table-cell>
          <table:table-cell table:style-name="ce29" table:formula="of:=IF([.F15]=0;   ([.AB15]-[.W15])/[.W15]*100; 0 )" office:value-type="float" office:value="0" calcext:value-type="float">
            <text:p>0</text:p>
          </table:table-cell>
          <table:table-cell table:style-name="ce29" table:formula="of:=IF([.F15]&gt;0;   ([.AB15]-[.W15])/[.W15]*100; 0 )" office:value-type="float" office:value="-26.7857142857143" calcext:value-type="float">
            <text:p>-26.7857142857143</text:p>
          </table:table-cell>
          <table:table-cell table:style-name="ce29" table:formula="of:=IF(AND([.F15]&gt;0;[.F15]&lt;4);   ([.AB15]-[.W15])/[.W15]*100; 0 )" office:value-type="float" office:value="0" calcext:value-type="float">
            <text:p>0</text:p>
          </table:table-cell>
          <table:table-cell table:style-name="ce29" table:formula="of:=IF([.F15]&gt;3;   ([.AB15]-[.W15])/[.W15]*100; 0 )" office:value-type="float" office:value="-26.7857142857143" calcext:value-type="float">
            <text:p>-26.7857142857143</text:p>
          </table:table-cell>
          <table:table-cell table:style-name="ce33" table:formula="of:=IF([.AD15]&gt;2;0;1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20417" calcext:value-type="float">
            <text:p>20417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0.45" calcext:value-type="float">
            <text:p>0.45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0.44" calcext:value-type="float">
            <text:p>0.44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33" calcext:value-type="float">
            <text:p>0.33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23" calcext:value-type="float">
            <text:p>0.23</text:p>
          </table:table-cell>
          <table:table-cell table:style-name="ce24" office:value-type="float" office:value="0.38" calcext:value-type="float">
            <text:p>0.38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23" calcext:value-type="float">
            <text:p>0.23</text:p>
          </table:table-cell>
          <table:table-cell table:style-name="ce24" office:value-type="float" office:value="0.25" calcext:value-type="float">
            <text:p>0.25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6" office:value-type="float" office:value="5" calcext:value-type="float">
            <text:p>5</text:p>
          </table:table-cell>
          <table:table-cell table:style-name="ce29" table:formula="of:=(([.R16]-[.M16])/[.M16])+(([.AB16]-[.W16])/[.W16])/2*100" office:value-type="float" office:value="-17.1961722488038" calcext:value-type="float">
            <text:p>-17.1961722488038</text:p>
          </table:table-cell>
          <table:table-cell table:style-name="ce31" table:formula="of:=([.AB16]-[.W16])/[.W16]*100" office:value-type="float" office:value="-34.2105263157895" calcext:value-type="float">
            <text:p>-34.2105263157895</text:p>
          </table:table-cell>
          <table:table-cell table:style-name="ce31" table:formula="of:=[.AB16]/[.W16]" office:value-type="float" office:value="0.657894736842105" calcext:value-type="float">
            <text:p>0.657894736842105</text:p>
          </table:table-cell>
          <table:table-cell table:style-name="ce31" table:formula="of:=[.AB16]-[.W16]" office:value-type="float" office:value="-0.13" calcext:value-type="float">
            <text:p>-0.13</text:p>
          </table:table-cell>
          <table:table-cell table:style-name="ce29" table:formula="of:=IF([.F16]=0;   ([.AB16]-[.W16])/[.W16]*100; 0 )" office:value-type="float" office:value="0" calcext:value-type="float">
            <text:p>0</text:p>
          </table:table-cell>
          <table:table-cell table:style-name="ce29" table:formula="of:=IF([.F16]&gt;0;   ([.AB16]-[.W16])/[.W16]*100; 0 )" office:value-type="float" office:value="-34.2105263157895" calcext:value-type="float">
            <text:p>-34.2105263157895</text:p>
          </table:table-cell>
          <table:table-cell table:style-name="ce29" table:formula="of:=IF(AND([.F16]&gt;0;[.F16]&lt;4);   ([.AB16]-[.W16])/[.W16]*100; 0 )" office:value-type="float" office:value="-34.2105263157895" calcext:value-type="float">
            <text:p>-34.2105263157895</text:p>
          </table:table-cell>
          <table:table-cell table:style-name="ce29" table:formula="of:=IF([.F16]&gt;3;   ([.AB16]-[.W16])/[.W16]*100; 0 )" office:value-type="float" office:value="0" calcext:value-type="float">
            <text:p>0</text:p>
          </table:table-cell>
          <table:table-cell table:style-name="ce33" table:formula="of:=IF([.AD16]&gt;2;0;1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33103" calcext:value-type="float">
            <text:p>33103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45" calcext:value-type="float">
            <text:p>4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4" office:value-type="float" office:value="0.28" calcext:value-type="float">
            <text:p>0.28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43" calcext:value-type="float">
            <text:p>0.43</text:p>
          </table:table-cell>
          <table:table-cell table:style-name="ce24" office:value-type="float" office:value="0.39" calcext:value-type="float">
            <text:p>0.39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69" calcext:value-type="float">
            <text:p>0.69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29" calcext:value-type="float">
            <text:p>0.29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31" calcext:value-type="float">
            <text:p>0.31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44" calcext:value-type="float">
            <text:p>0.44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0.3" calcext:value-type="float">
            <text:p>0.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9" table:formula="of:=(([.R17]-[.M17])/[.M17])+(([.AB17]-[.W17])/[.W17])/2*100" office:value-type="float" office:value="10.3076923076923" calcext:value-type="float">
            <text:p>10.3076923076923</text:p>
          </table:table-cell>
          <table:table-cell table:style-name="ce31" table:formula="of:=([.AB17]-[.W17])/[.W17]*100" office:value-type="float" office:value="20" calcext:value-type="float">
            <text:p>20</text:p>
          </table:table-cell>
          <table:table-cell table:style-name="ce31" table:formula="of:=[.AB17]/[.W17]" office:value-type="float" office:value="1.2" calcext:value-type="float">
            <text:p>1.2</text:p>
          </table:table-cell>
          <table:table-cell table:style-name="ce31" table:formula="of:=[.AB17]-[.W17]" office:value-type="float" office:value="0.05" calcext:value-type="float">
            <text:p>0.05</text:p>
          </table:table-cell>
          <table:table-cell table:style-name="ce29" table:formula="of:=IF([.F17]=0;   ([.AB17]-[.W17])/[.W17]*100; 0 )" office:value-type="float" office:value="20" calcext:value-type="float">
            <text:p>20</text:p>
          </table:table-cell>
          <table:table-cell table:style-name="ce29" table:formula="of:=IF([.F17]&gt;0;   ([.AB17]-[.W17])/[.W17]*100; 0 )" office:value-type="float" office:value="0" calcext:value-type="float">
            <text:p>0</text:p>
          </table:table-cell>
          <table:table-cell table:style-name="ce29" table:formula="of:=IF(AND([.F17]&gt;0;[.F17]&lt;4);   ([.AB17]-[.W17])/[.W17]*100; 0 )" office:value-type="float" office:value="0" calcext:value-type="float">
            <text:p>0</text:p>
          </table:table-cell>
          <table:table-cell table:style-name="ce29" table:formula="of:=IF([.F17]&gt;3;   ([.AB17]-[.W17])/[.W17]*100; 0 )" office:value-type="float" office:value="0" calcext:value-type="float">
            <text:p>0</text:p>
          </table:table-cell>
          <table:table-cell table:style-name="ce33" table:formula="of:=IF([.AD17]&gt;2;0;1)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11"/>
        </table:table-row>
        <table:table-row table:style-name="ro1" table:number-rows-repeated="15">
          <table:table-cell table:style-name="Default" table:number-columns-repeated="44"/>
          <table:table-cell table:number-columns-repeated="9"/>
          <table:table-cell table:style-name="Default" table:number-columns-repeated="11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4:23:45.601464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/>
    <dc:description/>
    <dc:subject/>
    <meta:initial-creator>Maarten</meta:initial-creator>
    <meta:creation-date>2021-06-19T21:21:46Z</meta:creation-date>
    <dc:date>2021-08-26T14:24:35.801113634</dc:date>
    <meta:editing-cycles>52</meta:editing-cycles>
    <meta:editing-duration>PT14H58M50S</meta:editing-duration>
    <meta:document-statistic meta:table-count="1" meta:cell-count="761" meta:object-count="0"/>
  </office:meta>
</office:document-meta>
</file>